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T4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>
      <style:text-properties fo:language="en" fo:country="US"/>
    </style:style>
    <style:style style:name="P8" style:parent-style-name="ListParagraph" style:family="paragraph"/>
    <style:style style:name="P9" style:parent-style-name="ListParagraph" style:family="paragraph">
      <style:text-properties fo:language="en" fo:country="US"/>
    </style:style>
    <style:style style:name="P10" style:parent-style-name="ListParagraph" style:family="paragraph"/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T13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P14" style:parent-style-name="ListParagraph" style:family="paragraph">
      <style:text-properties fo:color="#FFC000" fo:language="en" fo:country="US"/>
    </style:style>
    <style:style style:name="P15" style:parent-style-name="ListParagraph" style:family="paragraph">
      <style:text-properties fo:color="#FFC000"/>
    </style:style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>
      <style:text-properties fo:color="#FFC000" fo:language="en" fo:country="US"/>
    </style:style>
    <style:style style:name="P19" style:parent-style-name="ListParagraph" style:family="paragraph">
      <style:text-properties fo:color="#FFC000" fo:language="en" fo:country="US"/>
    </style:style>
    <style:style style:name="P20" style:parent-style-name="ListParagraph" style:family="paragraph">
      <style:text-properties fo:background-color="#00FF00" fo:language="en" fo:country="US"/>
    </style:style>
    <style:style style:name="P21" style:parent-style-name="ListParagraph" style:family="paragraph">
      <style:text-properties fo:background-color="#00FF00" fo:language="en" fo:country="US"/>
    </style:style>
    <style:style style:name="P22" style:parent-style-name="ListParagraph" style:family="paragraph">
      <style:text-properties fo:language="en" fo:country="US"/>
    </style:style>
    <style:style style:name="P23" style:parent-style-name="ListParagraph" style:family="paragraph"/>
    <style:style style:name="T24" style:parent-style-name="DefaultParagraphFont" style:family="text">
      <style:text-properties fo:language="en" fo:country="US"/>
    </style:style>
  </office:automatic-styles>
  <office:body>
    <office:text text:use-soft-page-breaks="true">
      <text:h text:style-name="P1" text:outline-level="1">P&amp;S-Tools:</text:h>
      <text:list text:style-name="LFO1" text:continue-numbering="true">
        <text:list-item>
          <text:p text:style-name="P2">Bau einer Empfangsspule für die Magnetresonanzbildgebung-&gt;3</text:p>
          <text:list text:continue-numbering="true">
            <text:list-item>
              <text:p text:style-name="P3">Kp: 1.5,<text:s/><text:span text:style-name="T4">Donnerstag, 14.00 bis 18.00 Uhr, Start am 2. März 2017</text:span></text:p>
            </text:list-item>
          </text:list>
        </text:list-item>
        <text:list-item>
          <text:p text:style-name="P5">Bau eines drahtlosen Infrarot-Kopfhörers A/B-&gt;6</text:p>
          <text:list text:continue-numbering="true">
            <text:list-item>
              <text:p text:style-name="P6">Kp: 2,<text:s/>Donnerstag, 13:00 - 17:00 (erste/zweite Semesterhälfte)</text:p>
            </text:list-item>
          </text:list>
        </text:list-item>
        <text:list-item>
          <text:p text:style-name="P7">Electronic Circuits &amp; Signals Exploration Laboratory-&gt;8</text:p>
          <text:list text:continue-numbering="true">
            <text:list-item>
              <text:p text:style-name="P8">Kp: 1, Wednesday, 13:15 - 15:00 (from March 8, 2017)</text:p>
            </text:list-item>
          </text:list>
        </text:list-item>
        <text:list-item>
          <text:p text:style-name="P9">Technical and Economic Aspects of Renewable Energy Supply-&gt;9</text:p>
          <text:list text:continue-numbering="true">
            <text:list-item>
              <text:p text:style-name="P10"><text:span text:style-name="T11">Kp: 3,<text:s/></text:span><text:span text:style-name="T12">Wednesday 13:15-16:00, from t</text:span><text:span text:style-name="T13">he second semester week</text:span></text:p>
            </text:list-item>
          </text:list>
        </text:list-item>
        <text:list-item>
          <text:p text:style-name="P14">Clean Room Technology - Fabrication and Characterization of Nanophotonic Materials</text:p>
          <text:list text:continue-numbering="true">
            <text:list-item>
              <text:p text:style-name="P15">Kp: 3, Dienstag, 14.15 - 17.00 Uhr, Erstes Treffen: 28.02.2017</text:p>
            </text:list-item>
          </text:list>
        </text:list-item>
        <text:list-item>
          <text:p text:style-name="P16">Software Defined Radio-&gt;7</text:p>
          <text:list text:continue-numbering="true">
            <text:list-item>
              <text:p text:style-name="P17">Kp: 3, Dienstag von 13:00 bis 16:00</text:p>
            </text:list-item>
          </text:list>
        </text:list-item>
      </text:list>
      <text:h text:style-name="Heading1" text:outline-level="1">Gess-Fächer:</text:h>
      <text:list text:style-name="LFO1" text:continue-numbering="true">
        <text:list-item>
          <text:p text:style-name="P18">A Sampler of Histories and Philosophies of Mathematics</text:p>
          <text:list text:continue-numbering="true">
            <text:list-item>
              <text:p text:style-name="P19">Kp: 3, Di<text:tab/>17-19</text:p>
            </text:list-item>
          </text:list>
        </text:list-item>
        <text:list-item>
          <text:p text:style-name="P20">Technology and Policy of Electrical Energy Storage</text:p>
          <text:list text:continue-numbering="true">
            <text:list-item>
              <text:p text:style-name="P21">Kp: 3, Mi<text:tab/>16-18<text:tab/>NO C 60 » 24.05.<text:tab/>16-17<text:tab/>NO C 60 »</text:p>
            </text:list-item>
          </text:list>
        </text:list-item>
        <text:list-item>
          <text:p text:style-name="P22">Perspectives on Mathematical Cognition</text:p>
          <text:list text:continue-numbering="true">
            <text:list-item>
              <text:p text:style-name="P23"><text:span text:style-name="T24">Kp: 3, Mi 15-17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ncent Wüst</meta:initial-creator>
    <dc:creator>Vincent Wüst</dc:creator>
    <meta:creation-date>2017-02-09T15:44:00Z</meta:creation-date>
    <dc:date>2017-02-14T17:17:00Z</dc:date>
    <meta:template xlink:href="Normal" xlink:type="simple"/>
    <meta:editing-cycles>3</meta:editing-cycles>
    <meta:editing-duration>PT0S</meta:editing-duration>
    <meta:document-statistic meta:page-count="1" meta:paragraph-count="1" meta:word-count="126" meta:character-count="922" meta:row-count="6" meta:non-whitespace-character-count="797"/>
  </office:meta>
</office:document-meta>
</file>